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FPS</text:p>
          </table:table-cell>
        </table:table-row>
        <table:table-row table:style-name="ro1">
          <table:table-cell/>
          <table:table-cell office:value-type="float" office:value="2.75743729645" calcext:value-type="float">
            <text:p>2,7574372965</text:p>
          </table:table-cell>
        </table:table-row>
        <table:table-row table:style-name="ro1">
          <table:table-cell/>
          <table:table-cell office:value-type="float" office:value="1.28324360456" calcext:value-type="float">
            <text:p>1,2832436046</text:p>
          </table:table-cell>
        </table:table-row>
        <table:table-row table:style-name="ro1">
          <table:table-cell/>
          <table:table-cell office:value-type="float" office:value="4.84574195883" calcext:value-type="float">
            <text:p>4,8457419588</text:p>
          </table:table-cell>
        </table:table-row>
        <table:table-row table:style-name="ro1">
          <table:table-cell/>
          <table:table-cell office:value-type="float" office:value="5.3151863234" calcext:value-type="float">
            <text:p>5,3151863234</text:p>
          </table:table-cell>
        </table:table-row>
        <table:table-row table:style-name="ro1">
          <table:table-cell/>
          <table:table-cell office:value-type="float" office:value="5.37902396782" calcext:value-type="float">
            <text:p>5,3790239678</text:p>
          </table:table-cell>
        </table:table-row>
        <table:table-row table:style-name="ro1">
          <table:table-cell/>
          <table:table-cell office:value-type="float" office:value="5.06882629756" calcext:value-type="float">
            <text:p>5,0688262976</text:p>
          </table:table-cell>
        </table:table-row>
        <table:table-row table:style-name="ro1">
          <table:table-cell/>
          <table:table-cell office:value-type="float" office:value="5.13224233426" calcext:value-type="float">
            <text:p>5,1322423343</text:p>
          </table:table-cell>
        </table:table-row>
        <table:table-row table:style-name="ro1">
          <table:table-cell/>
          <table:table-cell office:value-type="float" office:value="5.17979627095" calcext:value-type="float">
            <text:p>5,179796271</text:p>
          </table:table-cell>
        </table:table-row>
        <table:table-row table:style-name="ro1">
          <table:table-cell/>
          <table:table-cell office:value-type="float" office:value="4.79982484095" calcext:value-type="float">
            <text:p>4,799824841</text:p>
          </table:table-cell>
        </table:table-row>
        <table:table-row table:style-name="ro1">
          <table:table-cell/>
          <table:table-cell office:value-type="float" office:value="5.0985892275" calcext:value-type="float">
            <text:p>5,0985892275</text:p>
          </table:table-cell>
        </table:table-row>
        <table:table-row table:style-name="ro1">
          <table:table-cell/>
          <table:table-cell office:value-type="float" office:value="5.10122402187" calcext:value-type="float">
            <text:p>5,1012240219</text:p>
          </table:table-cell>
        </table:table-row>
        <table:table-row table:style-name="ro1">
          <table:table-cell/>
          <table:table-cell office:value-type="float" office:value="5.08423460755" calcext:value-type="float">
            <text:p>5,0842346076</text:p>
          </table:table-cell>
        </table:table-row>
        <table:table-row table:style-name="ro1">
          <table:table-cell/>
          <table:table-cell office:value-type="float" office:value="4.4666075127" calcext:value-type="float">
            <text:p>4,4666075127</text:p>
          </table:table-cell>
        </table:table-row>
        <table:table-row table:style-name="ro1">
          <table:table-cell/>
          <table:table-cell office:value-type="float" office:value="4.30552720246" calcext:value-type="float">
            <text:p>4,3055272025</text:p>
          </table:table-cell>
        </table:table-row>
        <table:table-row table:style-name="ro1">
          <table:table-cell/>
          <table:table-cell office:value-type="float" office:value="4.11133454478" calcext:value-type="float">
            <text:p>4,1113345448</text:p>
          </table:table-cell>
        </table:table-row>
        <table:table-row table:style-name="ro1">
          <table:table-cell/>
          <table:table-cell office:value-type="float" office:value="5.20043944545" calcext:value-type="float">
            <text:p>5,2004394455</text:p>
          </table:table-cell>
        </table:table-row>
        <table:table-row table:style-name="ro1">
          <table:table-cell/>
          <table:table-cell office:value-type="float" office:value="4.9932053211" calcext:value-type="float">
            <text:p>4,9932053211</text:p>
          </table:table-cell>
        </table:table-row>
        <table:table-row table:style-name="ro1">
          <table:table-cell/>
          <table:table-cell office:value-type="float" office:value="4.43542578477" calcext:value-type="float">
            <text:p>4,4354257848</text:p>
          </table:table-cell>
        </table:table-row>
        <table:table-row table:style-name="ro1">
          <table:table-cell/>
          <table:table-cell office:value-type="float" office:value="4.89308530323" calcext:value-type="float">
            <text:p>4,8930853032</text:p>
          </table:table-cell>
        </table:table-row>
        <table:table-row table:style-name="ro1">
          <table:table-cell/>
          <table:table-cell office:value-type="float" office:value="4.4735830581" calcext:value-type="float">
            <text:p>4,4735830581</text:p>
          </table:table-cell>
        </table:table-row>
        <table:table-row table:style-name="ro1">
          <table:table-cell/>
          <table:table-cell office:value-type="float" office:value="4.91150455995" calcext:value-type="float">
            <text:p>4,91150456</text:p>
          </table:table-cell>
        </table:table-row>
        <table:table-row table:style-name="ro1">
          <table:table-cell/>
          <table:table-cell office:value-type="float" office:value="5.05496823003" calcext:value-type="float">
            <text:p>5,05496823</text:p>
          </table:table-cell>
        </table:table-row>
        <table:table-row table:style-name="ro1">
          <table:table-cell/>
          <table:table-cell office:value-type="float" office:value="5.0463389409" calcext:value-type="float">
            <text:p>5,0463389409</text:p>
          </table:table-cell>
        </table:table-row>
        <table:table-row table:style-name="ro1">
          <table:table-cell/>
          <table:table-cell office:value-type="float" office:value="5.17612221694" calcext:value-type="float">
            <text:p>5,1761222169</text:p>
          </table:table-cell>
        </table:table-row>
        <table:table-row table:style-name="ro1">
          <table:table-cell/>
          <table:table-cell office:value-type="float" office:value="5.12822650896" calcext:value-type="float">
            <text:p>5,128226509</text:p>
          </table:table-cell>
        </table:table-row>
        <table:table-row table:style-name="ro1">
          <table:table-cell/>
          <table:table-cell office:value-type="float" office:value="4.52296817742" calcext:value-type="float">
            <text:p>4,5229681774</text:p>
          </table:table-cell>
        </table:table-row>
        <table:table-row table:style-name="ro1">
          <table:table-cell/>
          <table:table-cell office:value-type="float" office:value="4.38500553846" calcext:value-type="float">
            <text:p>4,3850055385</text:p>
          </table:table-cell>
        </table:table-row>
        <table:table-row table:style-name="ro1">
          <table:table-cell/>
          <table:table-cell office:value-type="float" office:value="5.44441896396" calcext:value-type="float">
            <text:p>5,444418964</text:p>
          </table:table-cell>
        </table:table-row>
        <table:table-row table:style-name="ro1">
          <table:table-cell/>
          <table:table-cell office:value-type="float" office:value="4.97612004774" calcext:value-type="float">
            <text:p>4,9761200477</text:p>
          </table:table-cell>
        </table:table-row>
        <table:table-row table:style-name="ro1">
          <table:table-cell/>
          <table:table-cell office:value-type="float" office:value="4.86074105682" calcext:value-type="float">
            <text:p>4,8607410568</text:p>
          </table:table-cell>
        </table:table-row>
        <table:table-row table:style-name="ro1">
          <table:table-cell/>
          <table:table-cell office:value-type="float" office:value="4.85911232201" calcext:value-type="float">
            <text:p>4,859112322</text:p>
          </table:table-cell>
        </table:table-row>
        <table:table-row table:style-name="ro1">
          <table:table-cell/>
          <table:table-cell office:value-type="float" office:value="4.6344381596" calcext:value-type="float">
            <text:p>4,6344381596</text:p>
          </table:table-cell>
        </table:table-row>
        <table:table-row table:style-name="ro1">
          <table:table-cell/>
          <table:table-cell office:value-type="float" office:value="5.84031224365" calcext:value-type="float">
            <text:p>5,8403122437</text:p>
          </table:table-cell>
        </table:table-row>
        <table:table-row table:style-name="ro1">
          <table:table-cell/>
          <table:table-cell office:value-type="float" office:value="4.44388842512" calcext:value-type="float">
            <text:p>4,4438884251</text:p>
          </table:table-cell>
        </table:table-row>
        <table:table-row table:style-name="ro1">
          <table:table-cell/>
          <table:table-cell office:value-type="float" office:value="4.51090391256" calcext:value-type="float">
            <text:p>4,5109039126</text:p>
          </table:table-cell>
        </table:table-row>
        <table:table-row table:style-name="ro1">
          <table:table-cell/>
          <table:table-cell office:value-type="float" office:value="5.278375284" calcext:value-type="float">
            <text:p>5,278375284</text:p>
          </table:table-cell>
        </table:table-row>
        <table:table-row table:style-name="ro1">
          <table:table-cell/>
          <table:table-cell office:value-type="float" office:value="4.56944972292" calcext:value-type="float">
            <text:p>4,5694497229</text:p>
          </table:table-cell>
        </table:table-row>
        <table:table-row table:style-name="ro1">
          <table:table-cell/>
          <table:table-cell office:value-type="float" office:value="4.59344050632" calcext:value-type="float">
            <text:p>4,5934405063</text:p>
          </table:table-cell>
        </table:table-row>
        <table:table-row table:style-name="ro1">
          <table:table-cell/>
          <table:table-cell office:value-type="float" office:value="4.38594859963" calcext:value-type="float">
            <text:p>4,3859485996</text:p>
          </table:table-cell>
        </table:table-row>
        <table:table-row table:style-name="ro1">
          <table:table-cell/>
          <table:table-cell office:value-type="float" office:value="4.66559704122" calcext:value-type="float">
            <text:p>4,6655970412</text:p>
          </table:table-cell>
        </table:table-row>
        <table:table-row table:style-name="ro1">
          <table:table-cell/>
          <table:table-cell office:value-type="float" office:value="3.77700272255" calcext:value-type="float">
            <text:p>3,7770027226</text:p>
          </table:table-cell>
        </table:table-row>
        <table:table-row table:style-name="ro1">
          <table:table-cell/>
          <table:table-cell office:value-type="float" office:value="4.92762214962" calcext:value-type="float">
            <text:p>4,9276221496</text:p>
          </table:table-cell>
        </table:table-row>
        <table:table-row table:style-name="ro1">
          <table:table-cell/>
          <table:table-cell office:value-type="float" office:value="4.7852208645" calcext:value-type="float">
            <text:p>4,7852208645</text:p>
          </table:table-cell>
        </table:table-row>
        <table:table-row table:style-name="ro1">
          <table:table-cell/>
          <table:table-cell office:value-type="float" office:value="4.19469798061" calcext:value-type="float">
            <text:p>4,1946979806</text:p>
          </table:table-cell>
        </table:table-row>
        <table:table-row table:style-name="ro1">
          <table:table-cell/>
          <table:table-cell office:value-type="float" office:value="4.85333050779" calcext:value-type="float">
            <text:p>4,8533305078</text:p>
          </table:table-cell>
        </table:table-row>
        <table:table-row table:style-name="ro1">
          <table:table-cell/>
          <table:table-cell office:value-type="float" office:value="3.65015430425" calcext:value-type="float">
            <text:p>3,6501543043</text:p>
          </table:table-cell>
        </table:table-row>
        <table:table-row table:style-name="ro1">
          <table:table-cell/>
          <table:table-cell office:value-type="float" office:value="5.0135854378" calcext:value-type="float">
            <text:p>5,0135854378</text:p>
          </table:table-cell>
        </table:table-row>
        <table:table-row table:style-name="ro1">
          <table:table-cell/>
          <table:table-cell office:value-type="float" office:value="4.85676187748" calcext:value-type="float">
            <text:p>4,8567618775</text:p>
          </table:table-cell>
        </table:table-row>
        <table:table-row table:style-name="ro1">
          <table:table-cell/>
          <table:table-cell office:value-type="float" office:value="4.05767259326" calcext:value-type="float">
            <text:p>4,0576725933</text:p>
          </table:table-cell>
        </table:table-row>
        <table:table-row table:style-name="ro1">
          <table:table-cell/>
          <table:table-cell office:value-type="float" office:value="4.41631631735" calcext:value-type="float">
            <text:p>4,4163163174</text:p>
          </table:table-cell>
        </table:table-row>
        <table:table-row table:style-name="ro1">
          <table:table-cell/>
          <table:table-cell office:value-type="float" office:value="4.39874860177" calcext:value-type="float">
            <text:p>4,3987486018</text:p>
          </table:table-cell>
        </table:table-row>
        <table:table-row table:style-name="ro1">
          <table:table-cell/>
          <table:table-cell office:value-type="float" office:value="4.5460323875" calcext:value-type="float">
            <text:p>4,5460323875</text:p>
          </table:table-cell>
        </table:table-row>
        <table:table-row table:style-name="ro1">
          <table:table-cell/>
          <table:table-cell office:value-type="float" office:value="5.37328870695" calcext:value-type="float">
            <text:p>5,373288707</text:p>
          </table:table-cell>
        </table:table-row>
        <table:table-row table:style-name="ro1">
          <table:table-cell/>
          <table:table-cell office:value-type="float" office:value="4.35950723496" calcext:value-type="float">
            <text:p>4,359507235</text:p>
          </table:table-cell>
        </table:table-row>
        <table:table-row table:style-name="ro1">
          <table:table-cell/>
          <table:table-cell office:value-type="float" office:value="4.43756507467" calcext:value-type="float">
            <text:p>4,4375650747</text:p>
          </table:table-cell>
        </table:table-row>
        <table:table-row table:style-name="ro1">
          <table:table-cell/>
          <table:table-cell office:value-type="float" office:value="4.81399000181" calcext:value-type="float">
            <text:p>4,8139900018</text:p>
          </table:table-cell>
        </table:table-row>
        <table:table-row table:style-name="ro1">
          <table:table-cell/>
          <table:table-cell office:value-type="float" office:value="4.85630008928" calcext:value-type="float">
            <text:p>4,8563000893</text:p>
          </table:table-cell>
        </table:table-row>
        <table:table-row table:style-name="ro1">
          <table:table-cell/>
          <table:table-cell office:value-type="float" office:value="4.67838238099" calcext:value-type="float">
            <text:p>4,678382381</text:p>
          </table:table-cell>
        </table:table-row>
        <table:table-row table:style-name="ro1">
          <table:table-cell/>
          <table:table-cell office:value-type="float" office:value="4.03088444312" calcext:value-type="float">
            <text:p>4,0308844431</text:p>
          </table:table-cell>
        </table:table-row>
        <table:table-row table:style-name="ro1">
          <table:table-cell/>
          <table:table-cell office:value-type="float" office:value="4.47302782783" calcext:value-type="float">
            <text:p>4,4730278278</text:p>
          </table:table-cell>
        </table:table-row>
        <table:table-row table:style-name="ro1">
          <table:table-cell/>
          <table:table-cell office:value-type="float" office:value="3.8675280224" calcext:value-type="float">
            <text:p>3,8675280224</text:p>
          </table:table-cell>
        </table:table-row>
        <table:table-row table:style-name="ro1">
          <table:table-cell/>
          <table:table-cell office:value-type="float" office:value="3.9469103146" calcext:value-type="float">
            <text:p>3,9469103146</text:p>
          </table:table-cell>
        </table:table-row>
        <table:table-row table:style-name="ro1">
          <table:table-cell/>
          <table:table-cell office:value-type="float" office:value="4.42885097195" calcext:value-type="float">
            <text:p>4,428850972</text:p>
          </table:table-cell>
        </table:table-row>
        <table:table-row table:style-name="ro1">
          <table:table-cell/>
          <table:table-cell office:value-type="float" office:value="3.82874178877" calcext:value-type="float">
            <text:p>3,8287417888</text:p>
          </table:table-cell>
        </table:table-row>
        <table:table-row table:style-name="ro1">
          <table:table-cell/>
          <table:table-cell office:value-type="float" office:value="4.2487967036" calcext:value-type="float">
            <text:p>4,2487967036</text:p>
          </table:table-cell>
        </table:table-row>
        <table:table-row table:style-name="ro1">
          <table:table-cell/>
          <table:table-cell office:value-type="float" office:value="4.66263251971" calcext:value-type="float">
            <text:p>4,6626325197</text:p>
          </table:table-cell>
        </table:table-row>
        <table:table-row table:style-name="ro1">
          <table:table-cell/>
          <table:table-cell office:value-type="float" office:value="4.53618304094" calcext:value-type="float">
            <text:p>4,5361830409</text:p>
          </table:table-cell>
        </table:table-row>
        <table:table-row table:style-name="ro1">
          <table:table-cell/>
          <table:table-cell office:value-type="float" office:value="5.07069664136" calcext:value-type="float">
            <text:p>5,0706966414</text:p>
          </table:table-cell>
        </table:table-row>
        <table:table-row table:style-name="ro1">
          <table:table-cell/>
          <table:table-cell office:value-type="float" office:value="5.08188538476" calcext:value-type="float">
            <text:p>5,0818853848</text:p>
          </table:table-cell>
        </table:table-row>
        <table:table-row table:style-name="ro1">
          <table:table-cell/>
          <table:table-cell office:value-type="float" office:value="5.05337592952" calcext:value-type="float">
            <text:p>5,0533759295</text:p>
          </table:table-cell>
        </table:table-row>
        <table:table-row table:style-name="ro1">
          <table:table-cell/>
          <table:table-cell office:value-type="float" office:value="5.16956220911" calcext:value-type="float">
            <text:p>5,1695622091</text:p>
          </table:table-cell>
        </table:table-row>
        <table:table-row table:style-name="ro1">
          <table:table-cell/>
          <table:table-cell office:value-type="float" office:value="4.9999451256" calcext:value-type="float">
            <text:p>4,9999451256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.B2:.B73])" office:value-type="float" office:value="4.64732860470708" calcext:value-type="float">
            <text:p>4,647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2" table:formula="of:=VAR([.B2:.B73])" office:value-type="float" office:value="0.405821214957965" calcext:value-type="float">
            <text:p>0,406</text:p>
          </table:table-cell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2" table:formula="of:=STDEV([.B2:.B73])" office:value-type="float" office:value="0.637040983734928" calcext:value-type="float">
            <text:p>0,637</text:p>
          </table:table-cell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2" table:formula="of:=MAX([.B2:.B73])" office:value-type="float" office:value="5.84031224365" calcext:value-type="float">
            <text:p>5,840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3" table:formula="of:=MIN([.B2:.B73])" office:value-type="float" office:value="1.28324360456" calcext:value-type="float">
            <text:p>1,283</text:p>
          </table:table-cell>
        </table:table-row>
      </table:table>
      <table:table table:name="CALC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190507888794" calcext:value-type="float">
            <text:p>0,1905078888</text:p>
          </table:table-cell>
          <table:table-cell table:formula="of:=[.D1]*1000" office:value-type="float" office:value="190.507888794" calcext:value-type="float">
            <text:p>190,50788879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907257080078" calcext:value-type="float">
            <text:p>0,9072570801</text:p>
          </table:table-cell>
          <table:table-cell table:formula="of:=[.D2]*1000" office:value-type="float" office:value="907.257080078" calcext:value-type="float">
            <text:p>907,2570800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0110187531" calcext:value-type="float">
            <text:p>0,2101101875</text:p>
          </table:table-cell>
          <table:table-cell table:formula="of:=[.D3]*1000" office:value-type="float" office:value="210.110187531" calcext:value-type="float">
            <text:p>210,11018753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189361095428" calcext:value-type="float">
            <text:p>0,1893610954</text:p>
          </table:table-cell>
          <table:table-cell table:formula="of:=[.D4]*1000" office:value-type="float" office:value="189.361095428" calcext:value-type="float">
            <text:p>189,3610954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01297998428" calcext:value-type="float">
            <text:p>0,2012979984</text:p>
          </table:table-cell>
          <table:table-cell table:formula="of:=[.D5]*1000" office:value-type="float" office:value="201.297998428" calcext:value-type="float">
            <text:p>201,2979984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03648090363" calcext:value-type="float">
            <text:p>0,2036480904</text:p>
          </table:table-cell>
          <table:table-cell table:formula="of:=[.D6]*1000" office:value-type="float" office:value="203.648090363" calcext:value-type="float">
            <text:p>203,64809036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3861942291" calcext:value-type="float">
            <text:p>0,2138619423</text:p>
          </table:table-cell>
          <table:table-cell table:formula="of:=[.D7]*1000" office:value-type="float" office:value="213.861942291" calcext:value-type="float">
            <text:p>213,86194229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04446077347" calcext:value-type="float">
            <text:p>0,2044460773</text:p>
          </table:table-cell>
          <table:table-cell table:formula="of:=[.D8]*1000" office:value-type="float" office:value="204.446077347" calcext:value-type="float">
            <text:p>204,4460773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2478160858" calcext:value-type="float">
            <text:p>0,2124781609</text:p>
          </table:table-cell>
          <table:table-cell table:formula="of:=[.D9]*1000" office:value-type="float" office:value="212.478160858" calcext:value-type="float">
            <text:p>212,47816085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6059923172" calcext:value-type="float">
            <text:p>0,2160599232</text:p>
          </table:table-cell>
          <table:table-cell table:formula="of:=[.D10]*1000" office:value-type="float" office:value="216.059923172" calcext:value-type="float">
            <text:p>216,0599231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4228868484" calcext:value-type="float">
            <text:p>0,2142288685</text:p>
          </table:table-cell>
          <table:table-cell table:formula="of:=[.D11]*1000" office:value-type="float" office:value="214.228868484" calcext:value-type="float">
            <text:p>214,22886848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9759941101" calcext:value-type="float">
            <text:p>0,2197599411</text:p>
          </table:table-cell>
          <table:table-cell table:formula="of:=[.D12]*1000" office:value-type="float" office:value="219.759941101" calcext:value-type="float">
            <text:p>219,75994110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9490041733" calcext:value-type="float">
            <text:p>0,2294900417</text:p>
          </table:table-cell>
          <table:table-cell table:formula="of:=[.D13]*1000" office:value-type="float" office:value="229.490041733" calcext:value-type="float">
            <text:p>229,4900417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4881153107" calcext:value-type="float">
            <text:p>0,2448811531</text:p>
          </table:table-cell>
          <table:table-cell table:formula="of:=[.D14]*1000" office:value-type="float" office:value="244.881153107" calcext:value-type="float">
            <text:p>244,8811531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002196312" calcext:value-type="float">
            <text:p>0,2200219631</text:p>
          </table:table-cell>
          <table:table-cell table:formula="of:=[.D15]*1000" office:value-type="float" office:value="220.02196312" calcext:value-type="float">
            <text:p>220,0219631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1128206253" calcext:value-type="float">
            <text:p>0,2411282063</text:p>
          </table:table-cell>
          <table:table-cell table:formula="of:=[.D16]*1000" office:value-type="float" office:value="241.128206253" calcext:value-type="float">
            <text:p>241,1282062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4048147202" calcext:value-type="float">
            <text:p>0,2140481472</text:p>
          </table:table-cell>
          <table:table-cell table:formula="of:=[.D17]*1000" office:value-type="float" office:value="214.048147202" calcext:value-type="float">
            <text:p>214,0481472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9630937576" calcext:value-type="float">
            <text:p>0,2396309376</text:p>
          </table:table-cell>
          <table:table-cell table:formula="of:=[.D18]*1000" office:value-type="float" office:value="239.630937576" calcext:value-type="float">
            <text:p>239,63093757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3026037216" calcext:value-type="float">
            <text:p>0,2230260372</text:p>
          </table:table-cell>
          <table:table-cell table:formula="of:=[.D19]*1000" office:value-type="float" office:value="223.026037216" calcext:value-type="float">
            <text:p>223,02603721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6699123383" calcext:value-type="float">
            <text:p>0,2166991234</text:p>
          </table:table-cell>
          <table:table-cell table:formula="of:=[.D20]*1000" office:value-type="float" office:value="216.699123383" calcext:value-type="float">
            <text:p>216,6991233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7982034683" calcext:value-type="float">
            <text:p>0,2379820347</text:p>
          </table:table-cell>
          <table:table-cell table:formula="of:=[.D21]*1000" office:value-type="float" office:value="237.982034683" calcext:value-type="float">
            <text:p>237,9820346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6461181641" calcext:value-type="float">
            <text:p>0,2164611816</text:p>
          </table:table-cell>
          <table:table-cell table:formula="of:=[.D22]*1000" office:value-type="float" office:value="216.461181641" calcext:value-type="float">
            <text:p>216,46118164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7702150345" calcext:value-type="float">
            <text:p>0,2177021503</text:p>
          </table:table-cell>
          <table:table-cell table:formula="of:=[.D23]*1000" office:value-type="float" office:value="217.702150345" calcext:value-type="float">
            <text:p>217,7021503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2937116623" calcext:value-type="float">
            <text:p>0,2129371166</text:p>
          </table:table-cell>
          <table:table-cell table:formula="of:=[.D24]*1000" office:value-type="float" office:value="212.937116623" calcext:value-type="float">
            <text:p>212,93711662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6349124908" calcext:value-type="float">
            <text:p>0,2163491249</text:p>
          </table:table-cell>
          <table:table-cell table:formula="of:=[.D25]*1000" office:value-type="float" office:value="216.349124908" calcext:value-type="float">
            <text:p>216,3491249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1531877518" calcext:value-type="float">
            <text:p>0,2115318775</text:p>
          </table:table-cell>
          <table:table-cell table:formula="of:=[.D26]*1000" office:value-type="float" office:value="211.531877518" calcext:value-type="float">
            <text:p>211,53187751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3115930557" calcext:value-type="float">
            <text:p>0,2131159306</text:p>
          </table:table-cell>
          <table:table-cell table:formula="of:=[.D27]*1000" office:value-type="float" office:value="213.115930557" calcext:value-type="float">
            <text:p>213,1159305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36490345" calcext:value-type="float">
            <text:p>0,2136490345</text:p>
          </table:table-cell>
          <table:table-cell table:formula="of:=[.D28]*1000" office:value-type="float" office:value="213.6490345" calcext:value-type="float">
            <text:p>213,64903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7466831207" calcext:value-type="float">
            <text:p>0,2174668312</text:p>
          </table:table-cell>
          <table:table-cell table:formula="of:=[.D29]*1000" office:value-type="float" office:value="217.466831207" calcext:value-type="float">
            <text:p>217,4668312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6336965561" calcext:value-type="float">
            <text:p>0,2163369656</text:p>
          </table:table-cell>
          <table:table-cell table:formula="of:=[.D30]*1000" office:value-type="float" office:value="216.336965561" calcext:value-type="float">
            <text:p>216,3369655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09830999374" calcext:value-type="float">
            <text:p>0,2098309994</text:p>
          </table:table-cell>
          <table:table-cell table:formula="of:=[.D31]*1000" office:value-type="float" office:value="209.830999374" calcext:value-type="float">
            <text:p>209,83099937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5005140305" calcext:value-type="float">
            <text:p>0,2350051403</text:p>
          </table:table-cell>
          <table:table-cell table:formula="of:=[.D32]*1000" office:value-type="float" office:value="235.005140305" calcext:value-type="float">
            <text:p>235,0051403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8949069977" calcext:value-type="float">
            <text:p>0,22894907</text:p>
          </table:table-cell>
          <table:table-cell table:formula="of:=[.D33]*1000" office:value-type="float" office:value="228.949069977" calcext:value-type="float">
            <text:p>228,9490699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985912323" calcext:value-type="float">
            <text:p>0,2198591232</text:p>
          </table:table-cell>
          <table:table-cell table:formula="of:=[.D34]*1000" office:value-type="float" office:value="219.85912323" calcext:value-type="float">
            <text:p>219,8591232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17021942139" calcext:value-type="float">
            <text:p>0,2170219421</text:p>
          </table:table-cell>
          <table:table-cell table:formula="of:=[.D35]*1000" office:value-type="float" office:value="217.021942139" calcext:value-type="float">
            <text:p>217,02194213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204208374" calcext:value-type="float">
            <text:p>0,2220420837</text:p>
          </table:table-cell>
          <table:table-cell table:formula="of:=[.D36]*1000" office:value-type="float" office:value="222.04208374" calcext:value-type="float">
            <text:p>222,0420837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3213911057" calcext:value-type="float">
            <text:p>0,2232139111</text:p>
          </table:table-cell>
          <table:table-cell table:formula="of:=[.D37]*1000" office:value-type="float" office:value="223.213911057" calcext:value-type="float">
            <text:p>223,2139110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0332136154" calcext:value-type="float">
            <text:p>0,2303321362</text:p>
          </table:table-cell>
          <table:table-cell table:formula="of:=[.D38]*1000" office:value-type="float" office:value="230.332136154" calcext:value-type="float">
            <text:p>230,33213615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4888076782" calcext:value-type="float">
            <text:p>0,2348880768</text:p>
          </table:table-cell>
          <table:table-cell table:formula="of:=[.D39]*1000" office:value-type="float" office:value="234.888076782" calcext:value-type="float">
            <text:p>234,8880767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8913068771" calcext:value-type="float">
            <text:p>0,2289130688</text:p>
          </table:table-cell>
          <table:table-cell table:formula="of:=[.D40]*1000" office:value-type="float" office:value="228.913068771" calcext:value-type="float">
            <text:p>228,91306877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6677885056" calcext:value-type="float">
            <text:p>0,2366778851</text:p>
          </table:table-cell>
          <table:table-cell table:formula="of:=[.D41]*1000" office:value-type="float" office:value="236.677885056" calcext:value-type="float">
            <text:p>236,67788505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2856035233" calcext:value-type="float">
            <text:p>0,2328560352</text:p>
          </table:table-cell>
          <table:table-cell table:formula="of:=[.D42]*1000" office:value-type="float" office:value="232.856035233" calcext:value-type="float">
            <text:p>232,8560352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4487056732" calcext:value-type="float">
            <text:p>0,2344870567</text:p>
          </table:table-cell>
          <table:table-cell table:formula="of:=[.D43]*1000" office:value-type="float" office:value="234.487056732" calcext:value-type="float">
            <text:p>234,4870567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7056970596" calcext:value-type="float">
            <text:p>0,2370569706</text:p>
          </table:table-cell>
          <table:table-cell table:formula="of:=[.D44]*1000" office:value-type="float" office:value="237.056970596" calcext:value-type="float">
            <text:p>237,0569705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6823806763" calcext:value-type="float">
            <text:p>0,2268238068</text:p>
          </table:table-cell>
          <table:table-cell table:formula="of:=[.D45]*1000" office:value-type="float" office:value="226.823806763" calcext:value-type="float">
            <text:p>226,82380676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6274957657" calcext:value-type="float">
            <text:p>0,2362749577</text:p>
          </table:table-cell>
          <table:table-cell table:formula="of:=[.D46]*1000" office:value-type="float" office:value="236.274957657" calcext:value-type="float">
            <text:p>236,2749576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56551027298" calcext:value-type="float">
            <text:p>0,2565510273</text:p>
          </table:table-cell>
          <table:table-cell table:formula="of:=[.D47]*1000" office:value-type="float" office:value="256.551027298" calcext:value-type="float">
            <text:p>256,55102729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3162174225" calcext:value-type="float">
            <text:p>0,2231621742</text:p>
          </table:table-cell>
          <table:table-cell table:formula="of:=[.D48]*1000" office:value-type="float" office:value="223.162174225" calcext:value-type="float">
            <text:p>223,16217422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4622964859" calcext:value-type="float">
            <text:p>0,2246229649</text:p>
          </table:table-cell>
          <table:table-cell table:formula="of:=[.D49]*1000" office:value-type="float" office:value="224.622964859" calcext:value-type="float">
            <text:p>224,62296485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4348049164" calcext:value-type="float">
            <text:p>0,2443480492</text:p>
          </table:table-cell>
          <table:table-cell table:formula="of:=[.D50]*1000" office:value-type="float" office:value="244.348049164" calcext:value-type="float">
            <text:p>244,34804916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7694969177" calcext:value-type="float">
            <text:p>0,2476949692</text:p>
          </table:table-cell>
          <table:table-cell table:formula="of:=[.D51]*1000" office:value-type="float" office:value="247.694969177" calcext:value-type="float">
            <text:p>247,6949691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9542970657" calcext:value-type="float">
            <text:p>0,2295429707</text:p>
          </table:table-cell>
          <table:table-cell table:formula="of:=[.D52]*1000" office:value-type="float" office:value="229.542970657" calcext:value-type="float">
            <text:p>229,5429706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9542016983" calcext:value-type="float">
            <text:p>0,229542017</text:p>
          </table:table-cell>
          <table:table-cell table:formula="of:=[.D53]*1000" office:value-type="float" office:value="229.542016983" calcext:value-type="float">
            <text:p>229,5420169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54791021347" calcext:value-type="float">
            <text:p>0,2547910213</text:p>
          </table:table-cell>
          <table:table-cell table:formula="of:=[.D54]*1000" office:value-type="float" office:value="254.791021347" calcext:value-type="float">
            <text:p>254,7910213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4517822266" calcext:value-type="float">
            <text:p>0,2245178223</text:p>
          </table:table-cell>
          <table:table-cell table:formula="of:=[.D55]*1000" office:value-type="float" office:value="224.517822266" calcext:value-type="float">
            <text:p>224,51782226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0898866653" calcext:value-type="float">
            <text:p>0,2208988667</text:p>
          </table:table-cell>
          <table:table-cell table:formula="of:=[.D56]*1000" office:value-type="float" office:value="220.898866653" calcext:value-type="float">
            <text:p>220,8988666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7888822556" calcext:value-type="float">
            <text:p>0,2278888226</text:p>
          </table:table-cell>
          <table:table-cell table:formula="of:=[.D57]*1000" office:value-type="float" office:value="227.888822556" calcext:value-type="float">
            <text:p>227,88882255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71593093872" calcext:value-type="float">
            <text:p>0,2715930939</text:p>
          </table:table-cell>
          <table:table-cell table:formula="of:=[.D58]*1000" office:value-type="float" office:value="271.593093872" calcext:value-type="float">
            <text:p>271,5930938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2774019241" calcext:value-type="float">
            <text:p>0,2327740192</text:p>
          </table:table-cell>
          <table:table-cell table:formula="of:=[.D59]*1000" office:value-type="float" office:value="232.774019241" calcext:value-type="float">
            <text:p>232,77401924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4845876694" calcext:value-type="float">
            <text:p>0,2348458767</text:p>
          </table:table-cell>
          <table:table-cell table:formula="of:=[.D60]*1000" office:value-type="float" office:value="234.845876694" calcext:value-type="float">
            <text:p>234,84587669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4632978439" calcext:value-type="float">
            <text:p>0,2246329784</text:p>
          </table:table-cell>
          <table:table-cell table:formula="of:=[.D61]*1000" office:value-type="float" office:value="224.632978439" calcext:value-type="float">
            <text:p>224,63297843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8373985291" calcext:value-type="float">
            <text:p>0,2483739853</text:p>
          </table:table-cell>
          <table:table-cell table:formula="of:=[.D62]*1000" office:value-type="float" office:value="248.373985291" calcext:value-type="float">
            <text:p>248,37398529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0131139755" calcext:value-type="float">
            <text:p>0,2401311398</text:p>
          </table:table-cell>
          <table:table-cell table:formula="of:=[.D63]*1000" office:value-type="float" office:value="240.131139755" calcext:value-type="float">
            <text:p>240,13113975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1673965454" calcext:value-type="float">
            <text:p>0,2216739655</text:p>
          </table:table-cell>
          <table:table-cell table:formula="of:=[.D64]*1000" office:value-type="float" office:value="221.673965454" calcext:value-type="float">
            <text:p>221,67396545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26126909256" calcext:value-type="float">
            <text:p>0,2261269093</text:p>
          </table:table-cell>
          <table:table-cell table:formula="of:=[.D65]*1000" office:value-type="float" office:value="226.126909256" calcext:value-type="float">
            <text:p>226,12690925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32196092606" calcext:value-type="float">
            <text:p>0,2321960926</text:p>
          </table:table-cell>
          <table:table-cell table:formula="of:=[.D66]*1000" office:value-type="float" office:value="232.196092606" calcext:value-type="float">
            <text:p>232,19609260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3628025055" calcext:value-type="float">
            <text:p>0,2436280251</text:p>
          </table:table-cell>
          <table:table-cell table:formula="of:=[.D67]*1000" office:value-type="float" office:value="243.628025055" calcext:value-type="float">
            <text:p>243,62802505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4820833206" calcext:value-type="float">
            <text:p>0,2448208332</text:p>
          </table:table-cell>
          <table:table-cell table:formula="of:=[.D68]*1000" office:value-type="float" office:value="244.820833206" calcext:value-type="float">
            <text:p>244,82083320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68286943436" calcext:value-type="float">
            <text:p>0,2682869434</text:p>
          </table:table-cell>
          <table:table-cell table:formula="of:=[.D69]*1000" office:value-type="float" office:value="268.286943436" calcext:value-type="float">
            <text:p>268,2869434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49609947205" calcext:value-type="float">
            <text:p>0,2496099472</text:p>
          </table:table-cell>
          <table:table-cell table:formula="of:=[.D70]*1000" office:value-type="float" office:value="249.609947205" calcext:value-type="float">
            <text:p>249,6099472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51775979996" calcext:value-type="float">
            <text:p>0,25177598</text:p>
          </table:table-cell>
          <table:table-cell table:formula="of:=[.D71]*1000" office:value-type="float" office:value="251.775979996" calcext:value-type="float">
            <text:p>251,7759799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_calc</text:p>
          </table:table-cell>
          <table:table-cell office:value-type="float" office:value="0.267425060272" calcext:value-type="float">
            <text:p>0,2674250603</text:p>
          </table:table-cell>
          <table:table-cell table:formula="of:=[.D72]*1000" office:value-type="float" office:value="267.425060272" calcext:value-type="float">
            <text:p>267,42506027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édia</text:p>
          </table:table-cell>
          <table:table-cell table:style-name="ce2" table:formula="of:=AVERAGE([.E1:.E72])" office:value-type="float" office:value="237.238374021347" calcext:value-type="float">
            <text:p>237,238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riância</text:p>
          </table:table-cell>
          <table:table-cell table:style-name="ce2" table:formula="of:=VAR([.E1:.E72])" office:value-type="float" office:value="6681.99840089541" calcext:value-type="float">
            <text:p>6681,998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svio Padrão</text:p>
          </table:table-cell>
          <table:table-cell table:style-name="ce2" table:formula="of:=STDEV([.E1:.E72])" office:value-type="float" office:value="81.7434914895089" calcext:value-type="float">
            <text:p>81,74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áximo</text:p>
          </table:table-cell>
          <table:table-cell table:style-name="ce2" table:formula="of:=MAX([.E1:.E72])" office:value-type="float" office:value="907.257080078" calcext:value-type="float">
            <text:p>907,257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ínimo</text:p>
          </table:table-cell>
          <table:table-cell table:style-name="ce3" table:formula="of:=MIN([.E1:.E72])" office:value-type="float" office:value="189.361095428" calcext:value-type="float">
            <text:p>189,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05:47.930851170</meta:creation-date>
    <meta:generator>LibreOffice/5.1.2.2$Linux_X86_64 LibreOffice_project/10m0$Build-2</meta:generator>
    <dc:date>2016-05-25T15:15:39.896259660</dc:date>
    <meta:editing-duration>PT9M52S</meta:editing-duration>
    <meta:editing-cycles>1</meta:editing-cycles>
    <meta:document-statistic meta:table-count="2" meta:cell-count="453" meta:object-count="0"/>
  </office:meta>
</office:document-meta>
</file>